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ca0" officeooo:paragraph-rsid="0003aca0"/>
    </style:style>
    <style:style style:name="P2" style:family="paragraph" style:parent-style-name="Standard">
      <style:text-properties officeooo:rsid="0003ae5e" officeooo:paragraph-rsid="0003ae5e"/>
    </style:style>
    <style:style style:name="P3" style:family="paragraph" style:parent-style-name="Standard">
      <style:text-properties officeooo:rsid="0004ac03" officeooo:paragraph-rsid="0004ac03"/>
    </style:style>
    <style:style style:name="P4" style:family="paragraph" style:parent-style-name="Standard">
      <style:text-properties officeooo:rsid="00051328" officeooo:paragraph-rsid="00051328"/>
    </style:style>
    <style:style style:name="P5" style:family="paragraph" style:parent-style-name="Standard">
      <style:text-properties officeooo:rsid="000704cb" officeooo:paragraph-rsid="000704cb"/>
    </style:style>
    <style:style style:name="T1" style:family="text">
      <style:text-properties officeooo:rsid="0003ae5e"/>
    </style:style>
    <style:style style:name="T2" style:family="text">
      <style:text-properties officeooo:rsid="0004a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valuation 1:</text:p>
      <text:p text:style-name="P1"/>
      <text:p text:style-name="P1">Part A:</text:p>
      <text:p text:style-name="P1"/>
      <text:p text:style-name="P1">1.a. (Space); ls -l -s</text:p>
      <text:p text:style-name="P1">1.b.(Comma);cat file1 file2</text:p>
      <text:p text:style-name="P1"/>
      <text:p text:style-name="P1">2. Lists the partion table</text:p>
      <text:p text:style-name="P1">fdisk: cannot open /dev/sda: Permission denied</text:p>
      <text:p text:style-name="P1"/>
      <text:p text:style-name="P1">3.Changes the terminal working name temporarily.</text:p>
      <text:p text:style-name="P1"/>
      <text:p text:style-name="P1">4.Prints current run level</text:p>
      <text:p text:style-name="P1">run-level 5 <text:s/>2018-12-14 19:29</text:p>
      <text:p text:style-name="P1"/>
      <text:p text:style-name="P1">5. ls ?</text:p>
      <text:p text:style-name="P1"><text:s text:c="4"/>ls *</text:p>
      <text:p text:style-name="P1"><text:s text:c="4"/>ls ?*</text:p>
      <text:p text:style-name="P1"><text:s text:c="4"/><text:span text:style-name="T1">find</text:span></text:p>
      <text:p text:style-name="P1"/>
      <text:p text:style-name="P1">Part B:</text:p>
      <text:p text:style-name="P1"/>
      <text:p text:style-name="P1">1. who –version</text:p>
      <text:p text:style-name="P1">who (GNU coreutils) 8.25</text:p>
      <text:p text:style-name="P1">Copyright (C) 2016 Free Software Foundation, Inc.</text:p>
      <text:p text:style-name="P1">License GPLv3+: GNU GPL version 3 or later &lt;http://gnu.org/licenses/gpl.html&gt;.</text:p>
      <text:p text:style-name="P1">This is free software: you are free to change and redistribute it.</text:p>
      <text:p text:style-name="P1">There is NO WARRANTY, to the extent permitted by law.</text:p>
      <text:p text:style-name="P1"/>
      <text:p text:style-name="P1">Written by Joseph Arceneaux, David MacKenzie, and Michael Stone.</text:p>
      <text:p text:style-name="P1"/>
      <text:p text:style-name="P1">2.<text:span text:style-name="T1">date + %x</text:span></text:p>
      <text:p text:style-name="P2">14-12-2018</text:p>
      <text:p text:style-name="P2"/>
      <text:p text:style-name="P2">3.cmp -b file1 file2</text:p>
      <text:p text:style-name="P2">No output since both the files were empty</text:p>
      <text:p text:style-name="P2"/>
      <text:p text:style-name="P2">4.</text:p>
      <text:p text:style-name="P2"/>
      <text:p text:style-name="P2">5.join file1 file2</text:p>
      <text:p text:style-name="P2">No output</text:p>
      <text:p text:style-name="P2"/>
      <text:p text:style-name="P2">Part C:</text:p>
      <text:p text:style-name="P2"/>
      <text:p text:style-name="P2">1.<text:span text:style-name="T2">chmod a+x usr/local/bin/myapp</text:span></text:p>
      <text:p text:style-name="P2"/>
      <text:p text:style-name="P3">2.</text:p>
      <text:p text:style-name="P3"/>
      <text:p text:style-name="P4">3. expr `$9 + $4 * $3`</text:p>
      <text:p text:style-name="P4">21</text:p>
      <text:p text:style-name="P4"/>
      <text:p text:style-name="P5">4.</text:p>
      <text:p text:style-name="P5"><text:soft-page-break/>5. cp -t test /home/ja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02:24.553567781</meta:creation-date>
    <dc:date>2018-12-14T20:59:18.719978534</dc:date>
    <meta:editing-duration>PT6M13S</meta:editing-duration>
    <meta:editing-cycles>1</meta:editing-cycles>
    <meta:document-statistic meta:table-count="0" meta:image-count="0" meta:object-count="0" meta:page-count="2" meta:paragraph-count="35" meta:word-count="144" meta:character-count="837" meta:non-whitespace-character-count="715"/>
    <meta:generator>LibreOffice/5.1.6.2$Linux_X86_64 LibreOffice_project/10m0$Build-2</meta:generator>
  </office:meta>
</office:document-meta>
</file>